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.739cm" fo:min-width="4.261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4.581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148cm" fo:min-width="4.327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.147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.397cm" svg:x="2.778cm" svg:y="3.159cm">
          <text:p text:style-name="P1">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1.397cm" svg:x="10.398cm" svg:y="3.159cm">
          <text:p text:style-name="P1">Data</text:p>
          <draw:enhanced-geometry svg:viewBox="0 0 21600 21600" draw:mirror-horizontal="false" draw:text-areas="0 0 21600 21600" draw:type="pentagon-right" draw:modifiers="18275.66867989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3" draw:layer="layout" svg:width="4.826cm" svg:height="1.397cm" svg:x="10.271cm" svg:y="9.128cm">
            <text:p/>
            <draw:enhanced-geometry svg:viewBox="0 0 21600 21600" draw:text-areas="0 0 21600 21600" draw:type="chevron" draw:modifiers="18194.655065257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3.175cm" svg:height="1.397cm" svg:x="12.303cm" svg:y="9.128cm">
            <text:p text:style-name="P1">Continuation <text:s text:c="7"/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6.731cm" svg:height="1.397cm" svg:x="2.778cm" svg:y="9.001cm">
          <text:p text:style-name="P1">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7:21:29.564737301</meta:creation-date>
    <dc:date>2018-10-04T17:32:05.255477080</dc:date>
    <meta:editing-duration>PT7M42S</meta:editing-duration>
    <meta:editing-cycles>2</meta:editing-cycles>
    <meta:generator>LibreOffice/5.2.7.2$Linux_X86_64 LibreOffice_project/20m0$Build-2</meta:generator>
    <meta:document-statistic meta:object-count="6"/>
  </office:meta>
</office:document-meta>
</file>